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petición</text:p>
          </table:table-cell>
          <table:table-cell office:value-type="string" calcext:value-type="string">
            <text:p>Tiempo ms</text:p>
          </table:table-cell>
          <table:table-cell office:value-type="string" calcext:value-type="string">
            <text:p>Tiempo(s)</text:p>
          </table:table-cell>
          <table:table-cell/>
          <table:table-cell office:value-type="string" calcext:value-type="string">
            <text:p>Iteraciones</text:p>
          </table:table-cell>
          <table:table-cell office:value-type="string" calcext:value-type="string">
            <text:p>Repetición</text:p>
          </table:table-cell>
          <table:table-cell office:value-type="string" calcext:value-type="string">
            <text:p>Tiempo (ms)</text:p>
          </table:table-cell>
          <table:table-cell office:value-type="string" calcext:value-type="string">
            <text:p>Tiempo (s)</text:p>
          </table:table-cell>
          <table:table-cell/>
        </table:table-row>
        <table:table-row table:style-name="ro1">
          <table:table-cell table:style-name="ce3" office:value-type="float" office:value="1" calcext:value-type="float" table:number-columns-spanned="1" table:number-rows-spanned="10">
            <text:p>1</text:p>
          </table:table-cell>
          <table:table-cell table:style-name="ce3" office:value-type="float" office:value="1" calcext:value-type="float" table:number-columns-spanned="1" table:number-rows-spanned="10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9.401" calcext:value-type="float">
            <text:p>49,401</text:p>
          </table:table-cell>
          <table:table-cell table:formula="of:=[.D2]*0.001" office:value-type="float" office:value="0.049401" calcext:value-type="float">
            <text:p>0,049401</text:p>
          </table:table-cell>
          <table:table-cell table:formula="of:=AVERAGE([.E2:.E11])" office:value-type="float" office:value="0.0480603" calcext:value-type="float">
            <text:p>0,0480603</text:p>
          </table:table-cell>
          <table:table-cell table:style-name="ce3" office:value-type="float" office:value="1" calcext:value-type="float" table:number-columns-spanned="1" table:number-rows-spanned="10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.091" calcext:value-type="float">
            <text:p>51,091</text:p>
          </table:table-cell>
          <table:table-cell table:formula="of:=[.I2]*0.001" office:value-type="float" office:value="0.051091" calcext:value-type="float">
            <text:p>0,051091</text:p>
          </table:table-cell>
          <table:table-cell table:formula="of:=AVERAGE([.J2:.J11])" office:value-type="float" office:value="0.049947" calcext:value-type="float">
            <text:p>0,049947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46.761" calcext:value-type="float">
            <text:p>46,761</text:p>
          </table:table-cell>
          <table:table-cell table:formula="of:=[.D3]*0.001" office:value-type="float" office:value="0.046761" calcext:value-type="float">
            <text:p>0,046761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9.929" calcext:value-type="float">
            <text:p>49,929</text:p>
          </table:table-cell>
          <table:table-cell table:formula="of:=[.I3]*0.001" office:value-type="float" office:value="0.049929" calcext:value-type="float">
            <text:p>0,04992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45.85" calcext:value-type="float">
            <text:p>45,85</text:p>
          </table:table-cell>
          <table:table-cell table:formula="of:=[.D4]*0.001" office:value-type="float" office:value="0.04585" calcext:value-type="float">
            <text:p>0,04585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0.059" calcext:value-type="float">
            <text:p>50,059</text:p>
          </table:table-cell>
          <table:table-cell table:formula="of:=[.I4]*0.001" office:value-type="float" office:value="0.050059" calcext:value-type="float">
            <text:p>0,05005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49.392" calcext:value-type="float">
            <text:p>49,392</text:p>
          </table:table-cell>
          <table:table-cell table:formula="of:=[.D5]*0.001" office:value-type="float" office:value="0.049392" calcext:value-type="float">
            <text:p>0,049392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49.515" calcext:value-type="float">
            <text:p>49,515</text:p>
          </table:table-cell>
          <table:table-cell table:formula="of:=[.I5]*0.001" office:value-type="float" office:value="0.049515" calcext:value-type="float">
            <text:p>0,04951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6.578" calcext:value-type="float">
            <text:p>46,578</text:p>
          </table:table-cell>
          <table:table-cell table:formula="of:=[.D6]*0.001" office:value-type="float" office:value="0.046578" calcext:value-type="float">
            <text:p>0,046578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50.062" calcext:value-type="float">
            <text:p>50,062</text:p>
          </table:table-cell>
          <table:table-cell table:formula="of:=[.I6]*0.001" office:value-type="float" office:value="0.050062" calcext:value-type="float">
            <text:p>0,0500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48.38" calcext:value-type="float">
            <text:p>48,38</text:p>
          </table:table-cell>
          <table:table-cell table:formula="of:=[.D7]*0.001" office:value-type="float" office:value="0.04838" calcext:value-type="float">
            <text:p>0,04838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9.872" calcext:value-type="float">
            <text:p>49,872</text:p>
          </table:table-cell>
          <table:table-cell table:formula="of:=[.I7]*0.001" office:value-type="float" office:value="0.049872" calcext:value-type="float">
            <text:p>0,04987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45.991" calcext:value-type="float">
            <text:p>45,991</text:p>
          </table:table-cell>
          <table:table-cell table:formula="of:=[.D8]*0.001" office:value-type="float" office:value="0.045991" calcext:value-type="float">
            <text:p>0,045991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49.787" calcext:value-type="float">
            <text:p>49,787</text:p>
          </table:table-cell>
          <table:table-cell table:formula="of:=[.I8]*0.001" office:value-type="float" office:value="0.049787" calcext:value-type="float">
            <text:p>0,04978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49.356" calcext:value-type="float">
            <text:p>49,356</text:p>
          </table:table-cell>
          <table:table-cell table:formula="of:=[.D9]*0.001" office:value-type="float" office:value="0.049356" calcext:value-type="float">
            <text:p>0,049356</text:p>
          </table:table-cell>
          <table:table-cell/>
          <table:covered-table-cell/>
          <table:table-cell table:style-name="ce5" office:value-type="float" office:value="8" calcext:value-type="float">
            <text:p>8</text:p>
          </table:table-cell>
          <table:table-cell office:value-type="float" office:value="49.627" calcext:value-type="float">
            <text:p>49,627</text:p>
          </table:table-cell>
          <table:table-cell table:formula="of:=[.I9]*0.001" office:value-type="float" office:value="0.049627" calcext:value-type="float">
            <text:p>0,04962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49.535" calcext:value-type="float">
            <text:p>49,535</text:p>
          </table:table-cell>
          <table:table-cell table:formula="of:=[.D10]*0.001" office:value-type="float" office:value="0.049535" calcext:value-type="float">
            <text:p>0,049535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49.997" calcext:value-type="float">
            <text:p>49,997</text:p>
          </table:table-cell>
          <table:table-cell table:formula="of:=[.I10]*0.001" office:value-type="float" office:value="0.049997" calcext:value-type="float">
            <text:p>0,04999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49.359" calcext:value-type="float">
            <text:p>49,359</text:p>
          </table:table-cell>
          <table:table-cell table:formula="of:=[.D11]*0.001" office:value-type="float" office:value="0.049359" calcext:value-type="float">
            <text:p>0,049359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49.531" calcext:value-type="float">
            <text:p>49,531</text:p>
          </table:table-cell>
          <table:table-cell table:formula="of:=[.I11]*0.001" office:value-type="float" office:value="0.049531" calcext:value-type="float">
            <text:p>0,049531</text:p>
          </table:table-cell>
          <table:table-cell/>
        </table:table-row>
        <table:table-row table:style-name="ro1">
          <table:table-cell table:style-name="ce3" office:value-type="float" office:value="100" calcext:value-type="float" table:number-columns-spanned="1" table:number-rows-spanned="40">
            <text:p>100</text:p>
          </table:table-cell>
          <table:table-cell table:style-name="ce3" office:value-type="float" office:value="1" calcext:value-type="float" table:number-columns-spanned="1" table:number-rows-spanned="10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87.932" calcext:value-type="float">
            <text:p>4587,932</text:p>
          </table:table-cell>
          <table:table-cell table:formula="of:=[.D12]*0.001" office:value-type="float" office:value="4.587932" calcext:value-type="float">
            <text:p>4,587932</text:p>
          </table:table-cell>
          <table:table-cell table:formula="of:=AVERAGE([.E12:.E21])" office:value-type="float" office:value="4.5634651" calcext:value-type="float">
            <text:p>4,5634651</text:p>
          </table:table-cell>
          <table:table-cell table:style-name="ce3" office:value-type="float" office:value="100" calcext:value-type="float" table:number-columns-spanned="1" table:number-rows-spanned="10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97.897" calcext:value-type="float">
            <text:p>4997,897</text:p>
          </table:table-cell>
          <table:table-cell table:formula="of:=[.I12]*0.001" office:value-type="float" office:value="4.997897" calcext:value-type="float">
            <text:p>4,997897</text:p>
          </table:table-cell>
          <table:table-cell table:formula="of:=AVERAGE([.J12:.J21])" office:value-type="float" office:value="5.0017653" calcext:value-type="float">
            <text:p>5,0017653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4558.973" calcext:value-type="float">
            <text:p>4558,973</text:p>
          </table:table-cell>
          <table:table-cell table:formula="of:=[.D13]*0.001" office:value-type="float" office:value="4.558973" calcext:value-type="float">
            <text:p>4,558973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976.834" calcext:value-type="float">
            <text:p>4976,834</text:p>
          </table:table-cell>
          <table:table-cell table:formula="of:=[.I13]*0.001" office:value-type="float" office:value="4.976834" calcext:value-type="float">
            <text:p>4,97683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4555.436" calcext:value-type="float">
            <text:p>4555,436</text:p>
          </table:table-cell>
          <table:table-cell table:formula="of:=[.D14]*0.001" office:value-type="float" office:value="4.555436" calcext:value-type="float">
            <text:p>4,555436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977.478" calcext:value-type="float">
            <text:p>4977,478</text:p>
          </table:table-cell>
          <table:table-cell table:formula="of:=[.I14]*0.001" office:value-type="float" office:value="4.977478" calcext:value-type="float">
            <text:p>4,97747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4557.098" calcext:value-type="float">
            <text:p>4557,098</text:p>
          </table:table-cell>
          <table:table-cell table:formula="of:=[.D15]*0.001" office:value-type="float" office:value="4.557098" calcext:value-type="float">
            <text:p>4,557098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021.409" calcext:value-type="float">
            <text:p>5021,409</text:p>
          </table:table-cell>
          <table:table-cell table:formula="of:=[.I15]*0.001" office:value-type="float" office:value="5.021409" calcext:value-type="float">
            <text:p>5,0214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559.138" calcext:value-type="float">
            <text:p>4559,138</text:p>
          </table:table-cell>
          <table:table-cell table:formula="of:=[.D16]*0.001" office:value-type="float" office:value="4.559138" calcext:value-type="float">
            <text:p>4,559138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975.217" calcext:value-type="float">
            <text:p>4975,217</text:p>
          </table:table-cell>
          <table:table-cell table:formula="of:=[.I16]*0.001" office:value-type="float" office:value="4.975217" calcext:value-type="float">
            <text:p>4,97521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4576.661" calcext:value-type="float">
            <text:p>4576,661</text:p>
          </table:table-cell>
          <table:table-cell table:formula="of:=[.D17]*0.001" office:value-type="float" office:value="4.576661" calcext:value-type="float">
            <text:p>4,576661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977.989" calcext:value-type="float">
            <text:p>4977,989</text:p>
          </table:table-cell>
          <table:table-cell table:formula="of:=[.I17]*0.001" office:value-type="float" office:value="4.977989" calcext:value-type="float">
            <text:p>4,97798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4566.973" calcext:value-type="float">
            <text:p>4566,973</text:p>
          </table:table-cell>
          <table:table-cell table:formula="of:=[.D18]*0.001" office:value-type="float" office:value="4.566973" calcext:value-type="float">
            <text:p>4,566973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5011.28" calcext:value-type="float">
            <text:p>5011,28</text:p>
          </table:table-cell>
          <table:table-cell table:formula="of:=[.I18]*0.001" office:value-type="float" office:value="5.01128" calcext:value-type="float">
            <text:p>5,0112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4559.163" calcext:value-type="float">
            <text:p>4559,163</text:p>
          </table:table-cell>
          <table:table-cell table:formula="of:=[.D19]*0.001" office:value-type="float" office:value="4.559163" calcext:value-type="float">
            <text:p>4,559163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017.868" calcext:value-type="float">
            <text:p>5017,868</text:p>
          </table:table-cell>
          <table:table-cell table:formula="of:=[.I19]*0.001" office:value-type="float" office:value="5.017868" calcext:value-type="float">
            <text:p>5,01786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4564.601" calcext:value-type="float">
            <text:p>4564,601</text:p>
          </table:table-cell>
          <table:table-cell table:formula="of:=[.D20]*0.001" office:value-type="float" office:value="4.564601" calcext:value-type="float">
            <text:p>4,564601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5072.985" calcext:value-type="float">
            <text:p>5072,985</text:p>
          </table:table-cell>
          <table:table-cell table:formula="of:=[.I20]*0.001" office:value-type="float" office:value="5.072985" calcext:value-type="float">
            <text:p>5,07298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4548.676" calcext:value-type="float">
            <text:p>4548,676</text:p>
          </table:table-cell>
          <table:table-cell table:formula="of:=[.D21]*0.001" office:value-type="float" office:value="4.548676" calcext:value-type="float">
            <text:p>4,548676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4988.696" calcext:value-type="float">
            <text:p>4988,696</text:p>
          </table:table-cell>
          <table:table-cell table:formula="of:=[.I21]*0.001" office:value-type="float" office:value="4.988696" calcext:value-type="float">
            <text:p>4,988696</text:p>
          </table:table-cell>
          <table:table-cell/>
        </table:table-row>
        <table:table-row table:style-name="ro1">
          <table:covered-table-cell table:style-name="ce1"/>
          <table:table-cell table:style-name="ce3" office:value-type="float" office:value="2" calcext:value-type="float" table:number-columns-spanned="1" table:number-rows-spanned="10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3.503" calcext:value-type="float">
            <text:p>2563,503</text:p>
          </table:table-cell>
          <table:table-cell table:formula="of:=[.D22]*0.001" office:value-type="float" office:value="2.563503" calcext:value-type="float">
            <text:p>2,563503</text:p>
          </table:table-cell>
          <table:table-cell table:formula="of:=AVERAGE([.E22:.E31])" office:value-type="float" office:value="2.556232" calcext:value-type="float">
            <text:p>2,556232</text:p>
          </table:table-cell>
          <table:table-cell table:style-name="ce3" office:value-type="float" office:value="1000" calcext:value-type="float" table:number-columns-spanned="1" table:number-rows-spanned="10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987.204" calcext:value-type="float">
            <text:p>50987,204</text:p>
          </table:table-cell>
          <table:table-cell table:formula="of:=[.I22]*0.001" office:value-type="float" office:value="50.987204" calcext:value-type="float">
            <text:p>50,987204</text:p>
          </table:table-cell>
          <table:table-cell table:formula="of:=AVERAGE([.J22:.J31])" office:value-type="float" office:value="50.3137692" calcext:value-type="float">
            <text:p>50,313769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563.607" calcext:value-type="float">
            <text:p>2563,607</text:p>
          </table:table-cell>
          <table:table-cell table:formula="of:=[.D23]*0.001" office:value-type="float" office:value="2.563607" calcext:value-type="float">
            <text:p>2,563607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0305.631" calcext:value-type="float">
            <text:p>50305,631</text:p>
          </table:table-cell>
          <table:table-cell table:formula="of:=[.I23]*0.001" office:value-type="float" office:value="50.305631" calcext:value-type="float">
            <text:p>50,30563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568.911" calcext:value-type="float">
            <text:p>2568,911</text:p>
          </table:table-cell>
          <table:table-cell table:formula="of:=[.D24]*0.001" office:value-type="float" office:value="2.568911" calcext:value-type="float">
            <text:p>2,568911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0134.935" calcext:value-type="float">
            <text:p>50134,935</text:p>
          </table:table-cell>
          <table:table-cell table:formula="of:=[.I24]*0.001" office:value-type="float" office:value="50.134935" calcext:value-type="float">
            <text:p>50,13493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544.375" calcext:value-type="float">
            <text:p>2544,375</text:p>
          </table:table-cell>
          <table:table-cell table:formula="of:=[.D25]*0.001" office:value-type="float" office:value="2.544375" calcext:value-type="float">
            <text:p>2,544375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0315.91" calcext:value-type="float">
            <text:p>50315,91</text:p>
          </table:table-cell>
          <table:table-cell table:formula="of:=[.I25]*0.001" office:value-type="float" office:value="50.31591" calcext:value-type="float">
            <text:p>50,3159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553.736" calcext:value-type="float">
            <text:p>2553,736</text:p>
          </table:table-cell>
          <table:table-cell table:formula="of:=[.D26]*0.001" office:value-type="float" office:value="2.553736" calcext:value-type="float">
            <text:p>2,553736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50304.768" calcext:value-type="float">
            <text:p>50304,768</text:p>
          </table:table-cell>
          <table:table-cell table:formula="of:=[.I26]*0.001" office:value-type="float" office:value="50.304768" calcext:value-type="float">
            <text:p>50,30476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546.785" calcext:value-type="float">
            <text:p>2546,785</text:p>
          </table:table-cell>
          <table:table-cell table:formula="of:=[.D27]*0.001" office:value-type="float" office:value="2.546785" calcext:value-type="float">
            <text:p>2,546785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0302.927" calcext:value-type="float">
            <text:p>50302,927</text:p>
          </table:table-cell>
          <table:table-cell table:formula="of:=[.I27]*0.001" office:value-type="float" office:value="50.302927" calcext:value-type="float">
            <text:p>50,30292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566.054" calcext:value-type="float">
            <text:p>2566,054</text:p>
          </table:table-cell>
          <table:table-cell table:formula="of:=[.D28]*0.001" office:value-type="float" office:value="2.566054" calcext:value-type="float">
            <text:p>2,566054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50045.184" calcext:value-type="float">
            <text:p>50045,184</text:p>
          </table:table-cell>
          <table:table-cell table:formula="of:=[.I28]*0.001" office:value-type="float" office:value="50.045184" calcext:value-type="float">
            <text:p>50,04518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548.859" calcext:value-type="float">
            <text:p>2548,859</text:p>
          </table:table-cell>
          <table:table-cell table:formula="of:=[.D29]*0.001" office:value-type="float" office:value="2.548859" calcext:value-type="float">
            <text:p>2,548859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0155.351" calcext:value-type="float">
            <text:p>50155,351</text:p>
          </table:table-cell>
          <table:table-cell table:formula="of:=[.I29]*0.001" office:value-type="float" office:value="50.155351" calcext:value-type="float">
            <text:p>50,15535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559.568" calcext:value-type="float">
            <text:p>2559,568</text:p>
          </table:table-cell>
          <table:table-cell table:formula="of:=[.D30]*0.001" office:value-type="float" office:value="2.559568" calcext:value-type="float">
            <text:p>2,559568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50290.92" calcext:value-type="float">
            <text:p>50290,92</text:p>
          </table:table-cell>
          <table:table-cell table:formula="of:=[.I30]*0.001" office:value-type="float" office:value="50.29092" calcext:value-type="float">
            <text:p>50,2909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46.922" calcext:value-type="float">
            <text:p>2546,922</text:p>
          </table:table-cell>
          <table:table-cell table:formula="of:=[.D31]*0.001" office:value-type="float" office:value="2.546922" calcext:value-type="float">
            <text:p>2,546922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0294.862" calcext:value-type="float">
            <text:p>50294,862</text:p>
          </table:table-cell>
          <table:table-cell table:formula="of:=[.I31]*0.001" office:value-type="float" office:value="50.294862" calcext:value-type="float">
            <text:p>50,294862</text:p>
          </table:table-cell>
          <table:table-cell/>
        </table:table-row>
        <table:table-row table:style-name="ro1">
          <table:covered-table-cell table:style-name="ce1"/>
          <table:table-cell table:style-name="ce3" office:value-type="float" office:value="4" calcext:value-type="float" table:number-columns-spanned="1" table:number-rows-spanned="10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03.611" calcext:value-type="float">
            <text:p>2403,611</text:p>
          </table:table-cell>
          <table:table-cell table:formula="of:=[.D32]*0.001" office:value-type="float" office:value="2.403611" calcext:value-type="float">
            <text:p>2,403611</text:p>
          </table:table-cell>
          <table:table-cell table:formula="of:=AVERAGE([.E32:.E41])" office:value-type="float" office:value="2.4080783" calcext:value-type="float">
            <text:p>2,408078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413.005" calcext:value-type="float">
            <text:p>2413,005</text:p>
          </table:table-cell>
          <table:table-cell table:formula="of:=[.D33]*0.001" office:value-type="float" office:value="2.413005" calcext:value-type="float">
            <text:p>2,41300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387.201" calcext:value-type="float">
            <text:p>2387,201</text:p>
          </table:table-cell>
          <table:table-cell table:formula="of:=[.D34]*0.001" office:value-type="float" office:value="2.387201" calcext:value-type="float">
            <text:p>2,38720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425.896" calcext:value-type="float">
            <text:p>2425,896</text:p>
          </table:table-cell>
          <table:table-cell table:formula="of:=[.D35]*0.001" office:value-type="float" office:value="2.425896" calcext:value-type="float">
            <text:p>2,425896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416.776" calcext:value-type="float">
            <text:p>2416,776</text:p>
          </table:table-cell>
          <table:table-cell table:formula="of:=[.D36]*0.001" office:value-type="float" office:value="2.416776" calcext:value-type="float">
            <text:p>2,416776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402.497" calcext:value-type="float">
            <text:p>2402,497</text:p>
          </table:table-cell>
          <table:table-cell table:formula="of:=[.D37]*0.001" office:value-type="float" office:value="2.402497" calcext:value-type="float">
            <text:p>2,40249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408.432" calcext:value-type="float">
            <text:p>2408,432</text:p>
          </table:table-cell>
          <table:table-cell table:formula="of:=[.D38]*0.001" office:value-type="float" office:value="2.408432" calcext:value-type="float">
            <text:p>2,40843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406.795" calcext:value-type="float">
            <text:p>2406,795</text:p>
          </table:table-cell>
          <table:table-cell table:formula="of:=[.D39]*0.001" office:value-type="float" office:value="2.406795" calcext:value-type="float">
            <text:p>2,40679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396.02" calcext:value-type="float">
            <text:p>2396,02</text:p>
          </table:table-cell>
          <table:table-cell table:formula="of:=[.D40]*0.001" office:value-type="float" office:value="2.39602" calcext:value-type="float">
            <text:p>2,3960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420.55" calcext:value-type="float">
            <text:p>2420,55</text:p>
          </table:table-cell>
          <table:table-cell table:formula="of:=[.D41]*0.001" office:value-type="float" office:value="2.42055" calcext:value-type="float">
            <text:p>2,42055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float" office:value="8" calcext:value-type="float" table:number-columns-spanned="1" table:number-rows-spanned="10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30.315" calcext:value-type="float">
            <text:p>2430,315</text:p>
          </table:table-cell>
          <table:table-cell table:formula="of:=[.D42]*0.001" office:value-type="float" office:value="2.430315" calcext:value-type="float">
            <text:p>2,430315</text:p>
          </table:table-cell>
          <table:table-cell table:formula="of:=AVERAGE([.E42:.E51])" office:value-type="float" office:value="2.4116686" calcext:value-type="float">
            <text:p>2,4116686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399.003" calcext:value-type="float">
            <text:p>2399,003</text:p>
          </table:table-cell>
          <table:table-cell table:formula="of:=[.D43]*0.001" office:value-type="float" office:value="2.399003" calcext:value-type="float">
            <text:p>2,39900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410.909" calcext:value-type="float">
            <text:p>2410,909</text:p>
          </table:table-cell>
          <table:table-cell table:formula="of:=[.D44]*0.001" office:value-type="float" office:value="2.410909" calcext:value-type="float">
            <text:p>2,41090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394.2" calcext:value-type="float">
            <text:p>2394,2</text:p>
          </table:table-cell>
          <table:table-cell table:formula="of:=[.D45]*0.001" office:value-type="float" office:value="2.3942" calcext:value-type="float">
            <text:p>2,3942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414.159" calcext:value-type="float">
            <text:p>2414,159</text:p>
          </table:table-cell>
          <table:table-cell table:formula="of:=[.D46]*0.001" office:value-type="float" office:value="2.414159" calcext:value-type="float">
            <text:p>2,41415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408.987" calcext:value-type="float">
            <text:p>2408,987</text:p>
          </table:table-cell>
          <table:table-cell table:formula="of:=[.D47]*0.001" office:value-type="float" office:value="2.408987" calcext:value-type="float">
            <text:p>2,40898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414.384" calcext:value-type="float">
            <text:p>2414,384</text:p>
          </table:table-cell>
          <table:table-cell table:formula="of:=[.D48]*0.001" office:value-type="float" office:value="2.414384" calcext:value-type="float">
            <text:p>2,41438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411.795" calcext:value-type="float">
            <text:p>2411,795</text:p>
          </table:table-cell>
          <table:table-cell table:formula="of:=[.D49]*0.001" office:value-type="float" office:value="2.411795" calcext:value-type="float">
            <text:p>2,41179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416.151" calcext:value-type="float">
            <text:p>2416,151</text:p>
          </table:table-cell>
          <table:table-cell table:formula="of:=[.D50]*0.001" office:value-type="float" office:value="2.416151" calcext:value-type="float">
            <text:p>2,41615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416.783" calcext:value-type="float">
            <text:p>2416,783</text:p>
          </table:table-cell>
          <table:table-cell table:formula="of:=[.D51]*0.001" office:value-type="float" office:value="2.416783" calcext:value-type="float">
            <text:p>2,416783</text:p>
          </table:table-cell>
          <table:table-cell table:number-columns-repeated="6"/>
        </table:table-row>
        <table:table-row table:style-name="ro1">
          <table:table-cell table:style-name="ce3" office:value-type="float" office:value="1000" calcext:value-type="float" table:number-columns-spanned="1" table:number-rows-spanned="30">
            <text:p>1000</text:p>
          </table:table-cell>
          <table:table-cell table:style-name="ce3" office:value-type="float" office:value="2" calcext:value-type="float" table:number-columns-spanned="1" table:number-rows-spanned="10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40.497" calcext:value-type="float">
            <text:p>25640,497</text:p>
          </table:table-cell>
          <table:table-cell table:formula="of:=[.D52]*0.001" office:value-type="float" office:value="25.640497" calcext:value-type="float">
            <text:p>25,640497</text:p>
          </table:table-cell>
          <table:table-cell table:formula="of:=AVERAGE([.E52:.E61])" office:value-type="float" office:value="25.9612523" calcext:value-type="float">
            <text:p>25,961252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5577.947" calcext:value-type="float">
            <text:p>25577,947</text:p>
          </table:table-cell>
          <table:table-cell table:formula="of:=[.D53]*0.001" office:value-type="float" office:value="25.577947" calcext:value-type="float">
            <text:p>25,57794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5731.227" calcext:value-type="float">
            <text:p>25731,227</text:p>
          </table:table-cell>
          <table:table-cell table:formula="of:=[.D54]*0.001" office:value-type="float" office:value="25.731227" calcext:value-type="float">
            <text:p>25,73122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5606.938" calcext:value-type="float">
            <text:p>25606,938</text:p>
          </table:table-cell>
          <table:table-cell table:formula="of:=[.D55]*0.001" office:value-type="float" office:value="25.606938" calcext:value-type="float">
            <text:p>25,606938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5859.99" calcext:value-type="float">
            <text:p>25859,99</text:p>
          </table:table-cell>
          <table:table-cell table:formula="of:=[.D56]*0.001" office:value-type="float" office:value="25.85999" calcext:value-type="float">
            <text:p>25,8599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5651.055" calcext:value-type="float">
            <text:p>25651,055</text:p>
          </table:table-cell>
          <table:table-cell table:formula="of:=[.D57]*0.001" office:value-type="float" office:value="25.651055" calcext:value-type="float">
            <text:p>25,65105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5604.324" calcext:value-type="float">
            <text:p>25604,324</text:p>
          </table:table-cell>
          <table:table-cell table:formula="of:=[.D58]*0.001" office:value-type="float" office:value="25.604324" calcext:value-type="float">
            <text:p>25,60432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5643.148" calcext:value-type="float">
            <text:p>25643,148</text:p>
          </table:table-cell>
          <table:table-cell table:formula="of:=[.D59]*0.001" office:value-type="float" office:value="25.643148" calcext:value-type="float">
            <text:p>25,643148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5795.39" calcext:value-type="float">
            <text:p>25795,39</text:p>
          </table:table-cell>
          <table:table-cell table:formula="of:=[.D60]*0.001" office:value-type="float" office:value="25.79539" calcext:value-type="float">
            <text:p>25,7953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8502.007" calcext:value-type="float">
            <text:p>28502,007</text:p>
          </table:table-cell>
          <table:table-cell table:formula="of:=[.D61]*0.001" office:value-type="float" office:value="28.502007" calcext:value-type="float">
            <text:p>28,502007</text:p>
          </table:table-cell>
          <table:table-cell table:number-columns-repeated="6"/>
        </table:table-row>
        <table:table-row table:style-name="ro1">
          <table:covered-table-cell table:style-name="ce3"/>
          <table:table-cell table:style-name="ce3" office:value-type="float" office:value="4" calcext:value-type="float" table:number-columns-spanned="1" table:number-rows-spanned="10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28.595" calcext:value-type="float">
            <text:p>24428,595</text:p>
          </table:table-cell>
          <table:table-cell table:formula="of:=[.D62]*0.001" office:value-type="float" office:value="24.428595" calcext:value-type="float">
            <text:p>24,428595</text:p>
          </table:table-cell>
          <table:table-cell table:formula="of:=AVERAGE([.E62:.E71])" office:value-type="float" office:value="24.6958935" calcext:value-type="float">
            <text:p>24,695893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4523.874" calcext:value-type="float">
            <text:p>24523,874</text:p>
          </table:table-cell>
          <table:table-cell table:formula="of:=[.D63]*0.001" office:value-type="float" office:value="24.523874" calcext:value-type="float">
            <text:p>24,52387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4407.57" calcext:value-type="float">
            <text:p>24407,57</text:p>
          </table:table-cell>
          <table:table-cell table:formula="of:=[.D64]*0.001" office:value-type="float" office:value="24.40757" calcext:value-type="float">
            <text:p>24,4075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4348.201" calcext:value-type="float">
            <text:p>24348,201</text:p>
          </table:table-cell>
          <table:table-cell table:formula="of:=[.D65]*0.001" office:value-type="float" office:value="24.348201" calcext:value-type="float">
            <text:p>24,34820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4613.349" calcext:value-type="float">
            <text:p>24613,349</text:p>
          </table:table-cell>
          <table:table-cell table:formula="of:=[.D66]*0.001" office:value-type="float" office:value="24.613349" calcext:value-type="float">
            <text:p>24,61334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4982.319" calcext:value-type="float">
            <text:p>24982,319</text:p>
          </table:table-cell>
          <table:table-cell table:formula="of:=[.D67]*0.001" office:value-type="float" office:value="24.982319" calcext:value-type="float">
            <text:p>24,982319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4678.524" calcext:value-type="float">
            <text:p>24678,524</text:p>
          </table:table-cell>
          <table:table-cell table:formula="of:=[.D68]*0.001" office:value-type="float" office:value="24.678524" calcext:value-type="float">
            <text:p>24,67852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4615.561" calcext:value-type="float">
            <text:p>24615,561</text:p>
          </table:table-cell>
          <table:table-cell table:formula="of:=[.D69]*0.001" office:value-type="float" office:value="24.615561" calcext:value-type="float">
            <text:p>24,615561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4376.07" calcext:value-type="float">
            <text:p>24376,07</text:p>
          </table:table-cell>
          <table:table-cell table:formula="of:=[.D70]*0.001" office:value-type="float" office:value="24.37607" calcext:value-type="float">
            <text:p>24,3760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984.872" calcext:value-type="float">
            <text:p>25984,872</text:p>
          </table:table-cell>
          <table:table-cell table:formula="of:=[.D71]*0.001" office:value-type="float" office:value="25.984872" calcext:value-type="float">
            <text:p>25,984872</text:p>
          </table:table-cell>
          <table:table-cell table:number-columns-repeated="6"/>
        </table:table-row>
        <table:table-row table:style-name="ro1">
          <table:covered-table-cell table:style-name="ce3"/>
          <table:table-cell table:style-name="ce3" office:value-type="float" office:value="8" calcext:value-type="float" table:number-columns-spanned="1" table:number-rows-spanned="10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203.159" calcext:value-type="float">
            <text:p>24203,159</text:p>
          </table:table-cell>
          <table:table-cell table:formula="of:=[.D72]*0.001" office:value-type="float" office:value="24.203159" calcext:value-type="float">
            <text:p>24,203159</text:p>
          </table:table-cell>
          <table:table-cell table:formula="of:=AVERAGE([.E72:.E81])" office:value-type="float" office:value="24.5268335" calcext:value-type="float">
            <text:p>24,5268335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4495.227" calcext:value-type="float">
            <text:p>24495,227</text:p>
          </table:table-cell>
          <table:table-cell table:formula="of:=[.D73]*0.001" office:value-type="float" office:value="24.495227" calcext:value-type="float">
            <text:p>24,495227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4459.463" calcext:value-type="float">
            <text:p>24459,463</text:p>
          </table:table-cell>
          <table:table-cell table:formula="of:=[.D74]*0.001" office:value-type="float" office:value="24.459463" calcext:value-type="float">
            <text:p>24,45946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24507.404" calcext:value-type="float">
            <text:p>24507,404</text:p>
          </table:table-cell>
          <table:table-cell table:formula="of:=[.D75]*0.001" office:value-type="float" office:value="24.507404" calcext:value-type="float">
            <text:p>24,50740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24552.604" calcext:value-type="float">
            <text:p>24552,604</text:p>
          </table:table-cell>
          <table:table-cell table:formula="of:=[.D76]*0.001" office:value-type="float" office:value="24.552604" calcext:value-type="float">
            <text:p>24,55260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24581.765" calcext:value-type="float">
            <text:p>24581,765</text:p>
          </table:table-cell>
          <table:table-cell table:formula="of:=[.D77]*0.001" office:value-type="float" office:value="24.581765" calcext:value-type="float">
            <text:p>24,581765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24580.063" calcext:value-type="float">
            <text:p>24580,063</text:p>
          </table:table-cell>
          <table:table-cell table:formula="of:=[.D78]*0.001" office:value-type="float" office:value="24.580063" calcext:value-type="float">
            <text:p>24,580063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24597.524" calcext:value-type="float">
            <text:p>24597,524</text:p>
          </table:table-cell>
          <table:table-cell table:formula="of:=[.D79]*0.001" office:value-type="float" office:value="24.597524" calcext:value-type="float">
            <text:p>24,597524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24734.48" calcext:value-type="float">
            <text:p>24734,48</text:p>
          </table:table-cell>
          <table:table-cell table:formula="of:=[.D80]*0.001" office:value-type="float" office:value="24.73448" calcext:value-type="float">
            <text:p>24,73448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4556.646" calcext:value-type="float">
            <text:p>24556,646</text:p>
          </table:table-cell>
          <table:table-cell table:formula="of:=[.D81]*0.001" office:value-type="float" office:value="24.556646" calcext:value-type="float">
            <text:p>24,556646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1:46:05.645465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43:04.255552248</meta:creation-date>
    <dc:date>2020-12-03T21:54:47.666856362</dc:date>
    <meta:editing-duration>PT18M49S</meta:editing-duration>
    <meta:editing-cycles>2</meta:editing-cycles>
    <meta:generator>LibreOffice/6.4.6.2$Linux_X86_64 LibreOffice_project/40$Build-2</meta:generator>
    <meta:document-statistic meta:table-count="1" meta:cell-count="364" meta:object-count="0"/>
  </office:meta>
</office:document-meta>
</file>